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236cm" fo:min-width="3.814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4cm" svg:height="1.3cm" svg:x="11.9cm" svg:y="6.3cm">
          <draw:text-box>
            <text:p text:style-name="P1"><text:span text:style-name="T1">Course</text:span></text:p>
          </draw:text-box>
        </draw:frame>
        <draw:custom-shape draw:style-name="gr2" draw:text-style-name="P3" draw:layer="layout" svg:width="6.1cm" svg:height="2.1cm" svg:x="11.1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5" draw:layer="layout" svg:width="4.4cm" svg:height="1.3cm" svg:x="3.501cm" svg:y="8.801cm">
          <draw:text-box>
            <text:p text:style-name="P4">Title</text:p>
          </draw:text-box>
        </draw:frame>
        <draw:custom-shape draw:style-name="gr2" draw:text-style-name="P3" draw:layer="layout" svg:width="6.1cm" svg:height="2.1cm" svg:x="2.701cm" svg:y="8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5" draw:layer="layout" svg:width="4.4cm" svg:height="1.3cm" svg:x="6.701cm" svg:y="11.101cm">
          <draw:text-box>
            <text:p text:style-name="P4">Number</text:p>
          </draw:text-box>
        </draw:frame>
        <draw:custom-shape draw:style-name="gr2" draw:text-style-name="P3" draw:layer="layout" svg:width="6.1cm" svg:height="2.1cm" svg:x="5.901cm" svg:y="1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5" draw:layer="layout" svg:width="4.4cm" svg:height="1.3cm" svg:x="11.701cm" svg:y="9.401cm">
          <draw:text-box>
            <text:p text:style-name="P4">Instructor</text:p>
          </draw:text-box>
        </draw:frame>
        <draw:custom-shape draw:style-name="gr2" draw:text-style-name="P3" draw:layer="layout" svg:width="6.1cm" svg:height="2.1cm" svg:x="10.901cm" svg:y="8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5" draw:layer="layout" svg:width="4.4cm" svg:height="1.3cm" svg:x="16.301cm" svg:y="11.401cm">
          <draw:text-box>
            <text:p text:style-name="P4">Location</text:p>
          </draw:text-box>
        </draw:frame>
        <draw:custom-shape draw:style-name="gr2" draw:text-style-name="P3" draw:layer="layout" svg:width="6.1cm" svg:height="2.1cm" svg:x="15.50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5" draw:layer="layout" svg:width="4.4cm" svg:height="1.3cm" svg:x="19.201cm" svg:y="9.101cm">
          <draw:text-box>
            <text:p text:style-name="P4">Website</text:p>
          </draw:text-box>
        </draw:frame>
        <draw:custom-shape draw:style-name="gr2" draw:text-style-name="P3" draw:layer="layout" svg:width="6.1cm" svg:height="2.1cm" svg:x="18.4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1T06:45:38.526440000</meta:creation-date>
    <dc:date>2016-02-01T06:24:04.490041000</dc:date>
    <meta:editing-duration>PT13M1S</meta:editing-duration>
    <meta:editing-cycles>2</meta:editing-cycles>
    <meta:generator>LibreOffice/5.0.3.2$MacOSX_X86_64 LibreOffice_project/e5f16313668ac592c1bfb310f4390624e3dbfb75</meta:generator>
    <meta:document-statistic meta:object-count="12"/>
  </office:meta>
</office:document-meta>
</file>